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_20__28_var_29_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Ultrafine_20_2_20_Dots_20_3_20_Dashes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0.762cm" svg:x="14.081cm" svg:y="10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1.651cm" svg:x="1.562cm" svg:y="2.778cm">
          <text:p text:style-name="P1">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477cm" svg:height="1.651cm" svg:x="10.879cm" svg:y="2.778cm"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477cm" svg:height="1.651cm" svg:x="20.123cm" svg:y="2.778cm">
          <text:p text:style-name="P1">slow 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81cm" svg:y1="4.429cm" svg:x2="4.81cm" svg:y2="17.383cm">
          <text:p/>
        </draw:line>
        <draw:line draw:style-name="gr5" draw:text-style-name="P1" draw:layer="layout" svg:x1="14.081cm" svg:y1="4.429cm" svg:x2="14.081cm" svg:y2="17.383cm">
          <text:p/>
        </draw:line>
        <draw:line draw:style-name="gr5" draw:text-style-name="P1" draw:layer="layout" svg:x1="23.352cm" svg:y1="4.429cm" svg:x2="23.352cm" svg:y2="17.383cm">
          <text:p/>
        </draw:line>
        <draw:line draw:style-name="gr6" draw:text-style-name="P1" draw:layer="layout" svg:x1="4.688cm" svg:y1="5.706cm" svg:x2="13.959cm" svg:y2="5.706cm">
          <text:p text:style-name="P1"><text:span text:style-name="T1">trigger</text:span></text:p>
          <text:p text:style-name="P1"><text:span text:style-name="T1"/></text:p>
        </draw:line>
        <draw:line draw:style-name="gr6" draw:text-style-name="P1" draw:layer="layout" svg:x1="14.081cm" svg:y1="6.058cm" svg:x2="23.352cm" svg:y2="6.058cm">
          <text:p text:style-name="P1"><text:span text:style-name="T1">perform</text:span></text:p>
          <text:p text:style-name="P1"><text:span text:style-name="T2"/></text:p>
        </draw:line>
        <draw:line draw:style-name="gr7" draw:text-style-name="P1" draw:layer="layout" svg:x1="14.081cm" svg:y1="6.868cm" svg:x2="4.958cm" svg:y2="6.887cm">
          <text:p/>
        </draw:line>
        <draw:line draw:style-name="gr7" draw:text-style-name="P1" draw:layer="layout" svg:x1="23.456cm" svg:y1="6.456cm" svg:x2="14.185cm" svg:y2="6.456cm">
          <text:p/>
        </draw:line>
        <draw:line draw:style-name="gr8" draw:text-style-name="P1" draw:layer="layout" svg:x1="23.352cm" svg:y1="9.408cm" svg:x2="14.233cm" svg:y2="9.408cm">
          <text:p/>
        </draw:line>
        <draw:frame draw:style-name="gr9" draw:layer="layout" svg:width="3.556cm" svg:height="0.802cm" svg:x="17.613cm" svg:y="8.696cm">
          <draw:text-box>
            <text:p><text:span text:style-name="T1">callback</text:span></text:p>
          </draw:text-box>
        </draw:frame>
        <draw:custom-shape draw:style-name="gr10" draw:text-style-name="P1" draw:layer="layout" svg:width="0.254cm" svg:height="1.143cm" svg:x="4.683cm" svg:y="5.7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254cm" svg:height="1.143cm" svg:x="13.954cm" svg:y="5.6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54cm" svg:height="0.434cm" svg:x="23.225cm" svg:y="6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254cm" svg:height="2.159cm" svg:x="13.954cm" svg:y="9.382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97cm" svg:y1="10.906cm" svg:x2="14.208cm" svg:y2="10.906cm">
          <text:p/>
        </draw:line>
        <draw:frame draw:style-name="gr9" draw:layer="layout" svg:width="3.556cm" svg:height="0.802cm" svg:x="15.071cm" svg:y="10.122cm">
          <draw:text-box>
            <text:p><text:span text:style-name="T1">store result</text:span></text:p>
          </draw:text-box>
        </draw:frame>
        <draw:custom-shape draw:style-name="gr10" draw:text-style-name="P1" draw:layer="layout" svg:width="0.254cm" svg:height="2.096cm" svg:x="23.225cm" svg:y="7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24.241cm" svg:y1="7.35cm" svg:x2="23.479cm" svg:y2="7.35cm">
          <text:p/>
        </draw:line>
        <draw:line draw:style-name="gr12" draw:text-style-name="P1" draw:layer="layout" svg:x1="23.479cm" svg:y1="6.207cm" svg:x2="24.241cm" svg:y2="6.207cm">
          <text:p/>
        </draw:line>
        <draw:line draw:style-name="gr12" draw:text-style-name="P1" draw:layer="layout" svg:x1="24.241cm" svg:y1="6.207cm" svg:x2="24.241cm" svg:y2="7.35cm">
          <text:p/>
        </draw:line>
        <draw:frame draw:style-name="gr9" draw:layer="layout" svg:width="1.905cm" svg:height="0.802cm" svg:x="24.194cm" svg:y="6.361cm">
          <draw:text-box>
            <text:p><text:span text:style-name="T1">thread</text:span></text:p>
          </draw:text-box>
        </draw:frame>
        <draw:line draw:style-name="gr6" draw:text-style-name="P1" draw:layer="layout" svg:x1="4.688cm" svg:y1="13.86cm" svg:x2="13.959cm" svg:y2="13.86cm">
          <text:p text:style-name="P1"><text:span text:style-name="T1">fetch result</text:span></text:p>
          <text:p text:style-name="P1"/>
        </draw:line>
        <draw:line draw:style-name="gr7" draw:text-style-name="P1" draw:layer="layout" svg:x1="14.081cm" svg:y1="15.022cm" svg:x2="4.958cm" svg:y2="15.041cm">
          <text:p/>
        </draw:line>
        <draw:custom-shape draw:style-name="gr10" draw:text-style-name="P1" draw:layer="layout" svg:width="0.254cm" svg:height="1.143cm" svg:x="4.683cm" svg:y="13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254cm" svg:height="1.143cm" svg:x="13.954cm" svg:y="13.85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nja Radovanović</meta:initial-creator>
    <meta:creation-date>2013-01-22T12:09:44</meta:creation-date>
    <dc:date>2013-05-28T12:09:24</dc:date>
    <dc:creator>Vanja Radovanović</dc:creator>
    <meta:editing-duration>PT11M33S</meta:editing-duration>
    <meta:editing-cycles>20</meta:editing-cycles>
    <meta:generator>LibreOffice/4.0.2.2$Linux_X86_64 LibreOffice_project/400m0$Build-2</meta:generator>
    <meta:document-statistic meta:object-count="28"/>
  </office:meta>
</office:document-meta>
</file>